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Car lada granta 2012 700.000000</text:p>
      <text:p text:style-name="Preformatted_20_Text">Helicopter bell 222 1999 10000.000000</text:p>
      <text:p text:style-name="Preformatted_20_Text">Boat bavaria sport 2019 459.000000</text:p>
      <text:p text:style-name="Preformatted_20_Text">Spaceship space x 2000 15012.000000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Contents" style:display-name="List Contents" style:family="paragraph" style:parent-style-name="Standard" style:class="html">
      <style:paragraph-properties fo:margin-left="1cm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7-05T19:36:18.586588348</dc:date>
    <meta:editing-duration>PT14S</meta:editing-duration>
    <meta:editing-cycles>1</meta:editing-cycles>
    <meta:document-statistic meta:table-count="0" meta:image-count="0" meta:object-count="0" meta:page-count="1" meta:paragraph-count="4" meta:word-count="20" meta:character-count="137" meta:non-whitespace-character-count="121"/>
    <meta:generator>LibreOffice/24.8.7.2$Linux_X86_64 LibreOffice_project/480$Build-2</meta:generator>
  </office:meta>
</office:document-meta>
</file>